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.73239818053099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24937839915010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.66527640289487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.6664728063603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.70838401789347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.66602677044844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.72480352584430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.69124455650906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.70451700702973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.73430023136716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.68517779491032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.69381205290568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.70702095801612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.6945488172520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.65933984866203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.0" office:value-type="float"/>
          <table:table-cell office:value="0.0" office:value-type="float"/>
          <table:table-cell office:value="0.67611016379538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20637645730524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.0" office:value-type="float"/>
          <table:table-cell office:value="0.63234006314711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.68612602692737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.0" office:value-type="float"/>
          <table:table-cell office:value="0.67514444633269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.71646151077507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.70927623857533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.69590257488676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.70456086457892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.66723629740024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.70427229508466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.67723030779410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.241967186762924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.73988652590559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.68920963514852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.71579245402630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.66940010615850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.71317033142764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.71177410030785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.67711197695261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.70089888847675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.71413257360684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.7039598631717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.70698721274403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.69007688149040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.69550781724488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.68659193492942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.0" office:value-type="float"/>
          <table:table-cell office:value="0.68031365487147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.72786827729890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.66693788898871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.71096871603270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.6581455476193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.70517352330384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.7041163352161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.740956454107448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.71482093678432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.71287310295202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.74749411565890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.70674178860029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.68594433483260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.74898657649397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.69733668633292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.68207315071238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.70396571759134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.70179810894411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.0" office:value-type="float"/>
          <table:table-cell office:value="0.67450559849024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.66697437688675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.73168987733576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.219730974618416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.73706833331846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.74802392382585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.69549512306197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.71501257557673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.70245322051930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.0" office:value-type="float"/>
          <table:table-cell office:value="0.68026524041008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.7244956086221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.73956383049763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.69016623101081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.72694497237777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.69608705501574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.73321983290714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.74365876663118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.200808200553369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1716646212905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.71269521862073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.73691020551507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.70539482281219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.7329686366543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.70734619669666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.69707252226205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.68111034154434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.73062255398281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.71006889339064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.72029878273182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.70002644307775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.74081056893281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.67813634286551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.67691161480168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.70933884925792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.68526460644132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.70198975607257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.69757603465042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.67842359326970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.71066287290992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.74706776852070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.70024303943531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.0" office:value-type="float"/>
          <table:table-cell office:value="0.70443583514399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.0" office:value-type="float"/>
          <table:table-cell office:value="0.67785520662833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.66826810962910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.234649780075319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.0" office:value-type="float"/>
          <table:table-cell office:value="0.67806664408715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.710987583016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.0" office:value-type="float"/>
          <table:table-cell office:value="0.65216758196122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.0" office:value-type="float"/>
          <table:table-cell office:value="0.5" office:value-type="float"/>
          <table:table-cell office:value="0.66774479352715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.66799174055667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.72295290622343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.67287845052515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.72316977422157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.72599218459570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.69806903537787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.71482419960465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.73537921928728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.6749990853522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.69298207533165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.70053223542936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.73151138848446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.67494639996141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.0" office:value-type="float"/>
          <table:table-cell office:value="0.67044510094711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.72036965310148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.68440236785787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.68933400192206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.68981479867649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.68881116570664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.68739584120064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.6505179784764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.67600162602655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232415112334124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.719001838266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.7267983598474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.704633898664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.70834345313175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.71661496983897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.0" office:value-type="float"/>
          <table:table-cell office:value="0.66390736252722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.65796143857097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.69086092799808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.68621194184514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.68477770130570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.68752119651973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.67757368082882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.70819529892966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.72295359927248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.71587118154018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.73101606942249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.7438740020758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.67426395287317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.66537914203773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.69763480913682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.72894610299441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.67655812607720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.68517193196459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.73341037949697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.68788326670432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243106511917087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.71957601116777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.69591148882522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.74365172746163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.7304741797733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.68315918203263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.0" office:value-type="float"/>
          <table:table-cell office:value="0.69890143184258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.70896175309390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.68145988140469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.69595183247635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.68758949342658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.70086134532532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.72149361542739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.725783184511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.73968108094496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.69267752901594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.68644143910788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.0" office:value-type="float"/>
          <table:table-cell office:value="0.63661980094672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.68981916759127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.71795867045695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.71824203562432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.71575469305245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.69700247033797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.69632495033182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.6797537017065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2024502127714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.7452764599825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.68565248192280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.69375343183325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.0" office:value-type="float"/>
          <table:table-cell office:value="0.63131674591542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.67960275029792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.68823656756552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.70480933783135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.69954104318614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.71258582867890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242380566000327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.69728984637948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.69001384102973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.69777862027989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.72228936053791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.71593952140929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.232173340359147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.68199512327466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.67855621185277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.69229691882409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.69468354842971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.6975548530870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.72617755418388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.70009202808097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.66231447499040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.72909634531642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.69260503770559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.67643909597614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.73031089930956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.69376403888166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.71236912533517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.67802559521698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.6920774948291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.70535086549303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.69716350577753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.68694052297944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.70211700411847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.63508257744600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.69428214317054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.70533011310760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.74940871785883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.68801903473669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.67580912214718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.70731496360961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23620134877185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.6949941890390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.68890545554873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.0" office:value-type="float"/>
          <table:table-cell office:value="0.68260294939658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.0" office:value-type="float"/>
          <table:table-cell office:value="0.67508081696004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.70237817038081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.70322880669893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.70282957476877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.0" office:value-type="float"/>
          <table:table-cell office:value="0.176668326367179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.74434096604427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.72591375458066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.0" office:value-type="float"/>
          <table:table-cell office:value="0.5" office:value-type="float"/>
          <table:table-cell office:value="0.74258963749668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.73552884715958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.72565112684365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.70601248929589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.72103340179426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.73533426283805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.71476502223074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.69188871202513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.70375909735242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.71228659806214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.0" office:value-type="float"/>
          <table:table-cell office:value="0.66103431823225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.71613148390415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.0" office:value-type="float"/>
          <table:table-cell office:value="0.5" office:value-type="float"/>
          <table:table-cell office:value="0.74503452186570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.0" office:value-type="float"/>
          <table:table-cell office:value="0.5" office:value-type="float"/>
          <table:table-cell office:value="0.249016966433386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205842226235015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.68518036917364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.7211526571737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.71675391248948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.69862064782523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.70098651643449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.73192923920279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.73064539130459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.0" office:value-type="float"/>
          <table:table-cell office:value="0.5" office:value-type="float"/>
          <table:table-cell office:value="0.70374645013315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.71571000684357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.0" office:value-type="float"/>
          <table:table-cell office:value="0.684709381473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.67749998965543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.7144690864770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.68310435905615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.71219246002604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.698797157946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.68729628034077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.69820561588265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221444279600385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.0" office:value-type="float"/>
          <table:table-cell office:value="0.17411201040597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.68042956635665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.71825886776274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.6897552758866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.67407050292268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.703352895691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.69898084956251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.727793362932898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.0" office:value-type="float"/>
          <table:table-cell office:value="0.0" office:value-type="float"/>
          <table:table-cell office:value="0.66329293065774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.69781014688527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.68940851656717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.68314995289117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.71604450547636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224310295000195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.70231869030982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.72427464238196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.69104431002081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.0" office:value-type="float"/>
          <table:table-cell office:value="0.0" office:value-type="float"/>
          <table:table-cell office:value="0.69430320000377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.67286622946397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173712618090707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.68740369636259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.74161581677997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.0" office:value-type="float"/>
          <table:table-cell office:value="0.677689898772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.67921476541806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.71053223025612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.68998071264898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.69356500724373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.72013804077868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.73588652856452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.0" office:value-type="float"/>
          <table:table-cell office:value="0.5" office:value-type="float"/>
          <table:table-cell office:value="0.71382317324762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.68984604897284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.7380516036484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.70171882580450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21380747912356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.70847898520716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.6900312176871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.69203906482598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235369054439322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.71075241057085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.68729285259056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.0" office:value-type="float"/>
          <table:table-cell office:value="0.67780253571635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.70051934778566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.74524779061715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.6791115022680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.7010788060160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.218978614696833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.0" office:value-type="float"/>
          <table:table-cell office:value="0.65416085514037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.66505543732839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.70608426150956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.70758760739203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.72519450565575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.73043729181071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.72849037959737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.71005878762343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.6859390773404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.0" office:value-type="float"/>
          <table:table-cell office:value="0.159816550652534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.72143990261154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249840390889788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2313823262760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.72879431256888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.71434283653890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.66777592334512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.70839172979539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.7112380129157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.73979116247563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.69813953663229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.66565440498229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.70695748092299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.71818382354773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.0" office:value-type="float"/>
          <table:table-cell office:value="1.0" office:value-type="float"/>
          <table:table-cell office:value="0.22103548588530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.70340383828164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.7021127946116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.71227710124972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243290523069917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.6518662382096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.72450701107884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.69515341384973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.67705669888031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.71367730015986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.69943157110717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.68365652594419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.70211390039289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.68758932165387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.64503827856926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.0" office:value-type="float"/>
          <table:table-cell office:value="0.65791669416286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.68760926783051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.71426794440549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.69838500149798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.73319263636487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.0" office:value-type="float"/>
          <table:table-cell office:value="0.5" office:value-type="float"/>
          <table:table-cell office:value="0.20650367036240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.69039803260422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.72300187699771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.69139906372985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.69041661648676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.63728811696235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.24036429877630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.249831954053529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.72370124306336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.68061929388618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.70356638775757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.66264130593082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.74133183589198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.70416971095710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26:43.465569</meta:creation-date>
    <dc:date>2019-05-26T11:26:43.862179</dc:date>
    <meta:generator>http://pypi.python.org/pypi/ezodf/0.1.0$Python3.6.7 (default, Oct 22 2018, 11:32:17) 
[GCC 8.2.0]</meta:generator>
    <meta:document-statistic/>
    <meta:editing-cycles>1</meta:editing-cycles>
  </office:meta>
</office:document-meta>
</file>